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d40a" officeooo:paragraph-rsid="001fd40a"/>
    </style:style>
    <style:style style:name="P2" style:family="paragraph" style:parent-style-name="Standard">
      <style:paragraph-properties fo:text-align="end" style:justify-single-word="false"/>
      <style:text-properties fo:font-size="10pt" officeooo:rsid="001fd40a" officeooo:paragraph-rsid="001fd40a" style:font-size-asian="10pt" style:font-size-complex="10pt"/>
    </style:style>
    <style:style style:name="P3" style:family="paragraph" style:parent-style-name="Text_20_body">
      <style:text-properties officeooo:paragraph-rsid="001fd40a"/>
    </style:style>
    <style:style style:name="P4" style:family="paragraph" style:parent-style-name="Text_20_body">
      <style:text-properties officeooo:rsid="001fd40a" officeooo:paragraph-rsid="001fd40a"/>
    </style:style>
    <style:style style:name="P5" style:family="paragraph" style:parent-style-name="Text_20_body">
      <style:text-properties officeooo:rsid="0021909a" officeooo:paragraph-rsid="0021909a"/>
    </style:style>
    <style:style style:name="P6" style:family="paragraph" style:parent-style-name="Heading_20_2">
      <style:text-properties officeooo:paragraph-rsid="001fd40a"/>
    </style:style>
    <style:style style:name="T1" style:family="text">
      <style:text-properties officeooo:rsid="001fd4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rald Nordgren</text:p>
      <text:p text:style-name="P2">Magistratsvägen 55D</text:p>
      <text:p text:style-name="P2">ada09hno@student.lu.se</text:p>
      <text:p text:style-name="P1"/>
      <text:p text:style-name="P1"/>
      <text:h text:style-name="P6" text:outline-level="2"><text:span text:style-name="T1">Måldokument för “</text:span>Guidad omkodning for nästa generations videokodning (HEVC)”</text:h>
      <text:h text:style-name="P6" text:outline-level="2"><text:span text:style-name="T1">2015-08-24 – 2016-03-01</text:span></text:h>
      <text:p text:style-name="P3"/>
      <text:p text:style-name="P4">(Bakgrund &amp; kontext)</text:p>
      <text:p text:style-name="P4">Angreppssätt, metodik och metoder</text:p>
      <text:p text:style-name="P5">Vetenskaplig grund och beprövad erfarenhet som examensarbetet ska bygga vidare på. (Artiklarna Thomas skickade)</text:p>
      <text:p text:style-name="P5">Hur bidrar arbetet till kunskapsutvecklingen?</text:p>
      <text:p text:style-name="P5">Arbetet kommer utföras på Ericsson reaserch I Stockholm (Kist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04:52:20.194228358</meta:creation-date>
    <dc:date>2015-08-04T05:05:58.499144034</dc:date>
    <meta:editing-duration>PT4M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51" meta:character-count="429" meta:non-whitespace-character-count="386"/>
  </office:meta>
</office:document-meta>
</file>